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58f0" officeooo:paragraph-rsid="000958f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5. Apresente os comportamentos do código anterior nos seguintes casos:</text:p>
      <text:p text:style-name="P1"><text:tab/>(a) Se o usuário insere mais de um nome.</text:p>
      <text:p text:style-name="P1"><text:tab/><text:tab/>$ ./ola_usuario_2 Eu Mesmo</text:p>
      <text:p text:style-name="P1"><text:tab/><text:span text:style-name="T1">Aparece a primeira string “Eu”</text:span></text:p>
      <text:p text:style-name="P1"><text:tab/>(b) Se o usuário insere mais de um nome entre aspas duplas. Por exemplo:</text:p>
      <text:p text:style-name="P1"><text:tab/><text:tab/>$ ./ola_usuario_2 "Eu Mesmo"</text:p>
      <text:p text:style-name="P1"><text:tab/><text:span text:style-name="T1">Aparece a primeira string “Eu”</text:span></text:p>
      <text:p text:style-name="P1"><text:tab/>(c) Se é usado um pipe. Por exemplo:</text:p>
      <text:p text:style-name="P1"><text:tab/><text:tab/>$ echo Eu | ./ola_usuario_2</text:p>
      <text:p text:style-name="P1"><text:tab/><text:span text:style-name="T1">Aparece apenas as palavras “Ola Eu”</text:span></text:p>
      <text:p text:style-name="P1"><text:tab/>(d) Se é usado um pipe com mais de um nome. Por exemplo:</text:p>
      <text:p text:style-name="P1"><text:tab/><text:tab/>$ echo Eu Mesmo | ./ola_usuario_2</text:p>
      <text:p text:style-name="P1"><text:tab/><text:span text:style-name="T1">Aparece apenas as palavras “Ola Eu”</text:span></text:p>
      <text:p text:style-name="P1"><text:tab/>(e) Se é usado um pipe com mais de um nome entre aspas duplas. Por exemplo:</text:p>
      <text:p text:style-name="P1"><text:tab/><text:tab/>$ echo “Eu Mesmo” | ./ola_usuario_2</text:p>
      <text:p text:style-name="P1"><text:tab/><text:span text:style-name="T1">Aparece apenas as palavras “Ola Eu”</text:span></text:p>
      <text:p text:style-name="P1"><text:tab/>(f) Se é usado o redirecionamento de arquivo. Por exemplo:</text:p>
      <text:p text:style-name="P1"><text:tab/><text:tab/>$ echo Ola mundo cruel! &gt; ola.txt</text:p>
      <text:p text:style-name="P1"><text:tab/><text:span text:style-name="T1">É criado um arquivo txt com a frase Ola mundo cruel</text:span></text:p>
      <text:p text:style-name="P1"><text:tab/>$ ./ola_usuario_2 &lt; ola.txt</text:p>
      <text:p text:style-name="P1"><text:tab/><text:span text:style-name="T1">No terminal aparece a palavra Ola duas vezes e não é criado um arquivo tx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7:02:00.130018533</meta:creation-date>
    <dc:date>2017-03-20T17:34:25.724349316</dc:date>
    <meta:editing-duration>PT14M4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170" meta:character-count="932" meta:non-whitespace-character-count="757"/>
  </office:meta>
</office:document-meta>
</file>